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 Jogo</text:p>
      <text:p text:style-name="Standard"/>
      <text:p text:style-name="Standard">O programa LazBactérias simula as regras de reprodução de uma cultura de bactérias e é baseado no Jogo da Vida (Life), criado pelo matemático inglês John H. Conway, da Universidade de Cambridge. O jogo é derivado de um campo da matemática chamado teoria dos autômatos celulares. Você tem configurar a placa de cultura, espalhando bactérias sobre a mesma, de modo que sempre permaneça(m) alguma(s) viva(s), no decorrer das gerações. O jogo acaba se, em alguma geração, não houver sobrevivente algum. A população de bactérias muda a cada geração, seguindo as regras abaixo:</text:p>
      <text:p text:style-name="Standard"/>
      <text:p text:style-name="Standard">- Qualquer célula viva com menos de dois vizinhos vivos morre de solidão.</text:p>
      <text:p text:style-name="Standard"/>
      <text:p text:style-name="Standard">- Qualquer célula viva com mais de três vizinhos vivos morre de superpopulação.</text:p>
      <text:p text:style-name="Standard"/>
      <text:p text:style-name="Standard">- Qualquer célula com exatamente três vizinhos vivos se torna uma célula viva.</text:p>
      <text:p text:style-name="Standard"/>
      <text:p text:style-name="Standard">- Qualquer célula com dois vizinhos vivos continua no mesmo estado para a próxima geração.</text:p>
      <text:p text:style-name="Standard"/>
      <text:p text:style-name="Standard">Como jogar</text:p>
      <text:p text:style-name="Standard"/>
      <text:p text:style-name="Standard">Primeiramente clique em "Novo Jogo" e clique nos pontos de cor azul para acrescentar bactérias à cultura. Os pontos de cor amarela indicam bactérias vivas. Após escolher a configuração desejada clique no botão "Iniciar Geração" para as gerações avançarem. Se uma bactéria morrer, automaticamente o ponto mudará para cor preta. A qualquer momento é possível pausar o avanço das gerações e reconfigurar a cultura de bactérias.</text:p>
      <text:p text:style-name="Standard"/>
      <text:p text:style-name="Standard">Adaptado a partir da versão em BASIC TRS-80 I/III/IV de Renato M. E. Sabbatini, publicada na Enciclopédia Prática de Informática, volume 3, página 620, editora Abril Cultural, São Paulo, Brasil, 1984.</text:p>
      <text:p text:style-name="Standard"/>
      <text:p text:style-name="Standard">O comportamente do programa foi comparado com a versão online do site:</text:p>
      <text:p text:style-name="Standard">http://www.bitstorm.org/gameoflife/</text:p>
      <text:p text:style-name="Standard"/>
      <text:p text:style-name="Standard">Este jogo foi criado no Lazarus 0.9.29/FPC 2.3.1 beta e pode ser compilado no Windows, Linux e Mac OS X.</text:p>
      <text:p text:style-name="Standard"/>
      <text:p text:style-name="Standard">Programa sob a licença Licença Pública Geral do GNU (GPL).</text:p>
      <text:p text:style-name="Standard"/>
      <text:p text:style-name="Standard">http://tinyurl.com/lazbacterias-fontes</text:p>
      <text:p text:style-name="Standard"/>
      <text:p text:style-name="Standard">Por Ericson Benjamim</text:p>
      <text:p text:style-name="Standard">ericsonbenjamim@yahoo.com.br</text:p>
      <text:p text:style-name="Standard">03 de Dezembro de 2009</text:p>
      <text:p text:style-name="Standard">Atualizado: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5H38M38S</meta:editing-duration>
    <meta:editing-cycles>5</meta:editing-cycles>
    <meta:generator>BrOffice.org/3.1$Win32 OpenOffice.org_project/310m11$Build-9399</meta:generator>
    <dc:date>2009-12-05T03:33:07.60</dc:date>
    <dc:creator>Ericson Benjamim</dc:creator>
    <meta:document-statistic meta:table-count="0" meta:image-count="0" meta:object-count="0" meta:page-count="1" meta:paragraph-count="18" meta:word-count="302" meta:character-count="1919"/>
    <meta:user-defined meta:name="Info 1"/>
    <meta:user-defined meta:name="Info 2"/>
    <meta:user-defined meta:name="Info 3"/>
    <meta:user-defined meta:name="Info 4"/>
  </office:meta>
</office:document-meta>
</file>